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afd095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7b3ca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a6a6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ce14"/>
        <table:table-column table:style-name="co1" table:number-columns-repeated="6" table:default-cell-style-name="ce15"/>
        <table:table-row table:style-name="ro1">
          <table:table-cell table:style-name="ce1"/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Slicer</text:p>
          </table:table-cell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Wall</text:p>
          </table:table-cell>
          <table:table-cell table:style-name="ce1" office:value-type="string" calcext:value-type="string">
            <text:p>Infill</text:p>
          </table:table-cell>
          <table:table-cell table:style-name="ce3" office:value-type="string" calcext:value-type="string">
            <text:p>Bot/Top</text:p>
          </table:table-cell>
          <table:table-cell table:style-name="ce3" office:value-type="string" calcext:value-type="string">
            <text:p>X Position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8" office:value-type="string" calcext:value-type="string">
            <text:p>Body_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ody_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ody_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SUM([.E2:.E5])*[.I4]" office:value-type="float" office:value="14900" calcext:value-type="float">
            <text:p>14900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Body_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hood_fron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SUM([.E6:.E7])*[.I6]"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ood_mi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Hook_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8]*[.D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Hook_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9]*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hook_knop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0]*[.D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Hruder_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40" calcext:value-type="float">
            <text:p>-440</text:p>
          </table:table-cell>
          <table:table-cell table:formula="of:=SUM([.E11:.E16];[.E21];[.E22])*[.I11]" office:value-type="float" office:value="-39600" calcext:value-type="float">
            <text:p>-3960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Hruder_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Hruder_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Hruder_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4]*[.D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hruder_connect_lef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hruder_connect_righ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motor</text:p>
          </table:table-cell>
          <table:table-cell office:value-type="float" office:value="11.5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17]*[.D17]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50*[.I17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motorwing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8]*[.D18]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50*[.I18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/>
          <table:table-cell table:style-name="ce10" office:value-type="string" calcext:value-type="string">
            <text:p>sruder_lef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sruder_righ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0_left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0" calcext:value-type="float">
            <text:p>-80</text:p>
          </table:table-cell>
          <table:table-cell table:formula="of:=SUM([.E19:.E34];[.E19];[.E20])*[.I23]" office:value-type="float" office:value="-31584" calcext:value-type="float">
            <text:p>-31584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wing_0_right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4]*[.D24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1_lef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C25]*[.D25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1_righ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2_left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2_right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3_left</text:p>
          </table:table-cell>
          <table:table-cell office:value-type="float" office:value="8.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29]*[.D29]" office:value-type="float" office:value="8.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3_rig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mount_left</text:p>
          </table:table-cell>
          <table:table-cell office:value-type="float" office:value="8.6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31]*[.D31]" office:value-type="float" office:value="17.2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wing_mount_right</text:p>
          </table:table-cell>
          <table:table-cell office:value-type="float" office:value="8.6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32]*[.D32]" office:value-type="float" office:value="17.2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11"/>
          <table:table-cell table:number-columns-repeated="11"/>
        </table:table-row>
        <table:table-row table:style-name="ro1" table:number-rows-repeated="8">
          <table:table-cell table:number-columns-repeated="2"/>
          <table:table-cell table:style-name="ce15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CFKwing1</text:p>
          </table:table-cell>
          <table:table-cell table:style-name="ce15" table:number-columns-repeated="2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/>
          <table:table-cell office:value-type="float" office:value="-40" calcext:value-type="float">
            <text:p>-40</text:p>
          </table:table-cell>
          <table:table-cell table:formula="of:=[.I43]*[.E43]" office:value-type="float" office:value="-1200" calcext:value-type="float">
            <text:p>-1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FK rear</text:p>
          </table:table-cell>
          <table:table-cell table:style-name="ce15" table:number-columns-repeated="2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/>
          <table:table-cell office:value-type="float" office:value="-220" calcext:value-type="float">
            <text:p>-220</text:p>
          </table:table-cell>
          <table:table-cell table:formula="of:=[.I44]*[.E44]" office:value-type="float" office:value="-6600" calcext:value-type="float">
            <text:p>-66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x Motors, Propeller</text:p>
          </table:table-cell>
          <table:table-cell table:style-name="ce15" table:number-columns-repeated="2"/>
          <table:table-cell table:style-name="ce15" office:value-type="float" office:value="90" calcext:value-type="float">
            <text:p>90</text:p>
          </table:table-cell>
          <table:table-cell table:style-name="ce15" table:number-columns-repeated="2"/>
          <table:table-cell/>
          <table:table-cell office:value-type="float" office:value="20" calcext:value-type="float">
            <text:p>20</text:p>
          </table:table-cell>
          <table:table-cell table:formula="of:=[.I45]*[.E45]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PV</text:p>
          </table:table-cell>
          <table:table-cell table:style-name="ce15" table:number-columns-repeated="2"/>
          <table:table-cell table:style-name="ce15" office:value-type="float" office:value="60" calcext:value-type="float">
            <text:p>60</text:p>
          </table:table-cell>
          <table:table-cell table:style-name="ce15" table:number-columns-repeated="2"/>
          <table:table-cell/>
          <table:table-cell office:value-type="float" office:value="280" calcext:value-type="float">
            <text:p>280</text:p>
          </table:table-cell>
          <table:table-cell table:formula="of:=[.E46]*[.I46]" office:value-type="float" office:value="16800" calcext:value-type="float">
            <text:p>168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C,RC,</text:p>
          </table:table-cell>
          <table:table-cell table:style-name="ce15" table:number-columns-repeated="2"/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/>
          <table:table-cell office:value-type="float" office:value="260" calcext:value-type="float">
            <text:p>260</text:p>
          </table:table-cell>
          <table:table-cell table:formula="of:=[.E47]*[.I47]" office:value-type="float" office:value="10400" calcext:value-type="float">
            <text:p>10400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HRServo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table:number-columns-repeated="2"/>
          <table:table-cell/>
          <table:table-cell office:value-type="float" office:value="-440" calcext:value-type="float">
            <text:p>-440</text:p>
          </table:table-cell>
          <table:table-cell table:formula="of:=[.E48]*[.I48]" office:value-type="float" office:value="-6600" calcext:value-type="float">
            <text:p>-66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RServos</text:p>
          </table:table-cell>
          <table:table-cell table:style-name="ce15" table:number-columns-repeated="2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/>
          <table:table-cell office:value-type="float" office:value="-40" calcext:value-type="float">
            <text:p>-40</text:p>
          </table:table-cell>
          <table:table-cell table:formula="of:=[.E49]*[.I49]" office:value-type="float" office:value="-1200" calcext:value-type="float">
            <text:p>-1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kku</text:p>
          </table:table-cell>
          <table:table-cell table:style-name="ce15" table:number-columns-repeated="2"/>
          <table:table-cell table:style-name="ce15" office:value-type="float" office:value="300" calcext:value-type="float">
            <text:p>300</text:p>
          </table:table-cell>
          <table:table-cell table:style-name="ce15" table:number-columns-repeated="2"/>
          <table:table-cell/>
          <table:table-cell office:value-type="float" office:value="10" calcext:value-type="float">
            <text:p>10</text:p>
          </table:table-cell>
          <table:table-cell table:formula="of:=[.E50]*[.I50]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table:number-columns-repeated="5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Printed Parts</text:p>
          </table:table-cell>
          <table:table-cell table:style-name="ce15" table:number-columns-repeated="2"/>
          <table:table-cell table:style-name="ce15" table:formula="of:=SUM([.E1:.E34])" office:value-type="float" office:value="684.8" calcext:value-type="float">
            <text:p>685</text:p>
          </table:table-cell>
          <table:table-cell table:style-name="ce15" table:number-columns-repeated="2"/>
          <table:table-cell table:number-columns-repeated="2"/>
          <table:table-cell table:formula="of:=SUM([.J2:.J50])" office:value-type="float" office:value="-35284" calcext:value-type="float">
            <text:p>-3528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All Parts</text:p>
          </table:table-cell>
          <table:table-cell table:style-name="ce15" table:number-columns-repeated="2"/>
          <table:table-cell table:style-name="ce16" table:formula="of:=SUM([.E2:.E50])" office:value-type="float" office:value="1279.8" calcext:value-type="float">
            <text:p>1280</text:p>
          </table:table-cell>
          <table:table-cell table:style-name="ce15" table:number-columns-repeated="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CG aktual</text:p>
          </table:table-cell>
          <table:table-cell table:style-name="ce15" table:number-columns-repeated="5"/>
          <table:table-cell table:number-columns-repeated="3"/>
          <table:table-cell table:formula="of:=[.J52]/[.E53]" office:value-type="float" office:value="-27.5699328020003" calcext:value-type="float">
            <text:p>-28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CG target</text:p>
          </table:table-cell>
          <table:table-cell table:style-name="ce15" table:number-columns-repeated="5"/>
          <table:table-cell table:number-columns-repeated="3"/>
          <table:table-cell table:style-name="ce16"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5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4:32:19.229083013</meta:creation-date>
    <dc:date>2025-02-27T17:47:44.850163807</dc:date>
    <meta:editing-duration>PT3H8M19S</meta:editing-duration>
    <meta:editing-cycles>15</meta:editing-cycles>
    <meta:generator>LibreOffice/7.3.7.2$Linux_X86_64 LibreOffice_project/30$Build-2</meta:generator>
    <meta:document-statistic meta:table-count="1" meta:cell-count="256" meta:object-count="0"/>
  </office:meta>
</office:document-meta>
</file>